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rupp 9 designdokument feedback</text:p>
      <text:p text:style-name="P1"/>
      <text:p text:style-name="P2">Designdokumentet ger en uppfattning om hur spelet kommer att se ut och fungera. Det hade varit bra med lite mer bilder på själva spelet till exempel på klasserna eller lite generellt på <text:s/>spelvälden. Användarfalls diagrammet ser simpelt och bra ut, alltså skulle personer som inte är så insatta i spel kunna förstå diagrammet. Under scenario står det bara om vad som händer när användaren startar spelet, det hade varit bra om det stod lite mer om andra scenarion till exempel vad som händer när spelaren får slut på liv (börjar man vid en checkpoint eller om från början?).</text:p>
      <text:p text:style-name="P2">Under användargränssnitt står det bra förklarat om spelets HUD. Det står lite om spelare och fiender, om ni har kommit så långt hade det varit bra om det skrevs lite om det.</text:p>
      <text:p text:style-name="P2">Sekvens diagrammet är lite förivrande till en början, speciellt när det inte finns någon förklaring till den. Men när man väl har förstått den så är det inte mycket man kan klaga på. Diagrammet är på engelska vilket här helt försåtligt då spelet är på engelska.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rvin </meta:initial-creator>
    <meta:creation-date>2016-04-16T22:17:02.36</meta:creation-date>
    <dc:date>2016-04-16T23:00:02.27</dc:date>
    <dc:creator>Shervin </dc:creator>
    <meta:editing-duration>PT12M39S</meta:editing-duration>
    <meta:editing-cycles>2</meta:editing-cycles>
    <meta:generator>OpenOffice/4.1.2$Win32 OpenOffice.org_project/412m3$Build-9782</meta:generator>
    <meta:document-statistic meta:table-count="0" meta:image-count="0" meta:object-count="0" meta:page-count="1" meta:paragraph-count="4" meta:word-count="180" meta:character-count="1042"/>
  </office:meta>
</office:document-meta>
</file>